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4pt" fo:font-weight="bold" officeooo:rsid="000805a9" officeooo:paragraph-rsid="000805a9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"/>
    </style:style>
    <style:style style:name="P3" style:family="paragraph" style:parent-style-name="Text_20_body">
      <style:paragraph-properties fo:text-align="justify" style:justify-single-word="false"/>
      <style:text-properties style:font-name="Times New Roman" officeooo:rsid="00094ac6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weight="normal" officeooo:rsid="00094ac6" style:font-weight-asian="normal" style:font-weight-complex="normal"/>
    </style:style>
    <style:style style:name="T1" style:family="text">
      <style:text-properties officeooo:rsid="000a424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7.</text:span>Objetivo do Projeto</text:p>
      <text:p text:style-name="P2"/>
      <text:p text:style-name="P3"><text:span text:style-name="T2">O presente projeto tem como objetivo desenvolver um </text:span><text:span text:style-name="Strong_20_Emphasis"><text:span text:style-name="T2">aplicativo de controle de gastos pessoais</text:span></text:span><text:span text:style-name="T2"> que seja prático, acessível e de fácil utilização, possibilitando que o usuário organize de forma mais eficiente suas finanças no dia a dia. A proposta central é oferecer uma ferramenta onde seja possível registrar todas as </text:span><text:span text:style-name="Strong_20_Emphasis"><text:span text:style-name="T2">receitas e despesas</text:span></text:span><text:span text:style-name="T2"> de maneira simples, com a opção de </text:span><text:span text:style-name="Strong_20_Emphasis"><text:span text:style-name="T2">classificação por categorias</text:span></text:span><text:span text:style-name="T2"> como alimentação, transporte, lazer, saúde, entre outras, permitindo ao usuário visualizar com clareza para onde está direcionando seu dinheiro.</text:span></text:p>
      <text:p text:style-name="P3"><text:span text:style-name="T2">Além de registrar informações financeiras, o sistema deverá disponibilizar </text:span><text:span text:style-name="Strong_20_Emphasis"><text:span text:style-name="T2">relatórios detalhados e gráficos visuais</text:span></text:span><text:span text:style-name="T2"> do consumo mensal, de modo que o usuário possa identificar seus principais gastos, reconhecer padrões de consumo e tomar decisões mais conscientes sobre seu orçamento. Esse. recurso visual facilita a análise e promove uma compreensão mais clara da situação financeira.</text:span></text:p>
      <text:p text:style-name="P3"><text:span text:style-name="T2">Outro ponto fundamental do projeto é permitir que o usuário estabeleça </text:span><text:span text:style-name="Strong_20_Emphasis"><text:span text:style-name="T2">metas de economia</text:span></text:span><text:span text:style-name="T2"> personalizadas, acompanhando sua evolução ao longo do tempo. Essa funcionalidade auxilia no desenvolvimento de hábitos financeiros mais saudáveis, incentivando o planejamento, a disciplina e o alcance de objetivos pessoais, como guardar dinheiro para emergências, viagens, investimentos ou aquisições futuras.</text:span></text:p>
      <text:p text:style-name="P3"><text:span text:style-name="T2">Portanto, o objetivo do projeto não se limita apenas ao registro de gastos, mas visa contribuir para uma </text:span><text:span text:style-name="Strong_20_Emphasis"><text:span text:style-name="T2">melhor gestão financeira pessoal</text:span></text:span><text:span text:style-name="T2">, ajudando os usuários a terem maior controle sobre seu dinheiro, evitando desperdícios, organizando melhor o orçamento e promovendo maior equilíbrio financeiro.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1:11:37.610015400</meta:creation-date>
    <dc:date>2025-10-03T23:55:25.409642800</dc:date>
    <meta:editing-duration>PT16M34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5" meta:word-count="235" meta:character-count="1647" meta:non-whitespace-character-count="1417"/>
  </office:meta>
</office:document-meta>
</file>